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appears the Heavenly Maidens are here...</text:p>
          </table:table-cell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 office:value-type="string">
            <text:p>Are we going to be okay?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 office:value-type="string">
            <text:p>All of the Magic flowing out of the rift
is making us practically as powerful as we
could hope to be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 feels so nostalgic! Eheh!</text:p>
          </table:table-cell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 I do not feel any stronger than usual.</text:p>
          </table:table-cell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afraid you are too weak to begin with.</text:p>
          </table:table-cell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 office:value-type="string">
            <text:p>Zero times a hundred is still zero.</text:p>
          </table:table-cell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uch, that hurts...</text:p>
          </table:table-cell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Youuu! Better say your Praaayers!!</text:p>
          </table:table-cell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out of luck, demons!</text:p>
          </table:table-cell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 office:value-type="string">
            <text:p>Let's showdown, fair and square!!</text:p>
          </table:table-cell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made it, after all.</text:p>
          </table:table-cell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 office:value-type="string">
            <text:p>Impressive display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Riiight?! We gave them loads and loads of
strong demons to play with!! Eheheheh!!</text:p>
          </table:table-cell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s if the schoolgirl squad is gonna lose to
a bunch of small-fry!!</text:p>
          </table:table-cell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ren't going to let you have your way
any longer.</text:p>
          </table:table-cell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 office:value-type="string">
            <text:p>Let's settle this, once and for all.</text:p>
          </table:table-cell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would be glad to test your might.</text:p>
          </table:table-cell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 office:value-type="string">
            <text:p>But know this. We are the Imperial Retainers,
venerated as the strongest of all the demons.</text:p>
          </table:table-cell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 office:value-type="string">
            <text:p>Even if you are the Heavenly Maidens, do not
think you will be able to fell us so easily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You're making me blush~!
Eheheheheheh!!!</text:p>
          </table:table-cell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ere defeated by Nowah-sama, the
previous Heavenly Maiden, and sealed away
for eons.</text:p>
          </table:table-cell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 office:value-type="string">
            <text:p>And yet, after all that, you have not decided
to give up on conquering the human world?</text:p>
          </table:table-cell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 a foolish question, Spirit Queen!</text:p>
          </table:table-cell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 office:value-type="string">
            <text:p>In the name of Djaelbaaj, the most powerful
family in the demon world, we have no choice
but to take up the gauntlet!</text:p>
          </table:table-cell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 office:value-type="string">
            <text:p>And for that, a display of force is a
foregone conclusion!</text:p>
          </table:table-cell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 office:value-type="string">
            <text:p>Were we to fail in conquering the humans, the
clearly inferior race, our good name would
be tarnished!!</text:p>
          </table:table-cell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t seems you have no intention
of falling back.</text:p>
          </table:table-cell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deed we do not.</text:p>
          </table:table-cell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 office:value-type="string">
            <text:p>In the first place, the outcome of this battle
is already decided.</text:p>
          </table:table-cell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 office:value-type="string">
            <text:p>We would gain nothing from retreating.</text:p>
          </table:table-cell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k the words right out of my mouth!</text:p>
          </table:table-cell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 office:value-type="string">
            <text:p>We all fought so hard to get where we are now,
so there's no way we'll lose!</text:p>
          </table:table-cell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mph... I'll make you swallow those words...</text:p>
          </table:table-cell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 office:value-type="string">
            <text:p>Have at you!!</text:p>
          </table:table-cell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t so hasty, Visti.</text:p>
          </table:table-cell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 office:value-type="string">
            <text:p>We should be able to show not only the power
of our family, but our forgiveness also.</text:p>
          </table:table-cell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 office:value-type="string">
            <text:p>Let us grant these pitiable humans one chance.</text:p>
          </table:table-cell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hhh~~!! That's our Carat-sama! Benevolent
to no end!! Eheh! Eheh!</text:p>
          </table:table-cell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hance...?</text:p>
          </table:table-cell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——!! They're acting like they've already
beat us!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 power of the Heavenly Maidens would
serve as a great weapon to the demons.</text:p>
          </table:table-cell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 office:value-type="string">
            <text:p>Well? How about you offer up that power to
the Djaelbaaj family?</text:p>
          </table:table-cell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 office:value-type="string">
            <text:p>If you swear fealty to us, we will grant you
half 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alf the human world...?!</text:p>
          </table:table-cell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 office:value-type="string">
            <text:p>Hey, Carat-sama! Let's hear the deets!!</text:p>
          </table:table-cell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hhhhhhhh?!?! She's eating it right
uuuuuuuuuuuuuuuup?!?!</text:p>
          </table:table-cell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, truly a despicable bunch...!</text:p>
          </table:table-cell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ever expected that one!! Eheheheh! Eheh!!</text:p>
          </table:table-cell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You're making us look like real
lowlifes, here!!!</text:p>
          </table:table-cell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y bad, we're like kindred spirits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m-moving on...</text:p>
          </table:table-cell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're at an impasse.</text:p>
          </table:table-cell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 office:value-type="string">
            <text:p>Let's finish this.</text:p>
          </table:table-cell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 any case, it is impossible for us to return
to the demon world now.</text:p>
          </table:table-cell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 office:value-type="string">
            <text:p>If we are going to be stuck here, we may as
well make this world ours, and hold it high
as a display of the Djaelbaaj family's eternal
greatness...!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are your faithful servants.</text:p>
          </table:table-cell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 office:value-type="string">
            <text:p>With these hands, we shall bury the Heavenly
Maidens, and make that dream a reality.</text:p>
          </table:table-cell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p, yeeeep!! Me too, me toooo!! Eheheh!
Eheh! Eheheheheheheh!!</text:p>
          </table:table-cell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preamble.</text:p>
          </table:table-cell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 office:value-type="string">
            <text:p>Let's end this.</text:p>
          </table:table-cell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s you wish!!</text:p>
          </table:table-cell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 office:value-type="string">
            <text:p>We will achieve vindication where we stand,
and show you first-hand the overwhelming
power of demons!!</text:p>
          </table:table-cell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 office:value-type="string">
            <text:p>Visti! Blanche! To arms!!</text:p>
          </table:table-cell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n garde!!</text:p>
          </table:table-cell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Haah... haah... C-Carat-sama...!</text:p>
          </table:table-cell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oops, w-we lost~...
Eheheheh...</text:p>
          </table:table-cell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wawawawawawa... help... help me...!</text:p>
          </table:table-cell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 office:value-type="string">
            <text:p>*sniffle*... *sob*...</text:p>
          </table:table-cell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atch is settled!! The winners are the
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up.</text:p>
          </table:table-cell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 office:value-type="string">
            <text:p>You lost. You would do well to recognize that.</text:p>
          </table:table-cell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Gh... b-bastard...!</text:p>
          </table:table-cell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now that we've taken them down, what
should we do with them?</text:p>
          </table:table-cell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 office:value-type="string">
            <text:p>If I remember rightly, the last Heavenly
Maiden sealed them away...</text:p>
          </table:table-cell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surrounded by pillars of Seraphia,
and sealed away in the dimension created
therein.</text:p>
          </table:table-cell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that sort of tech, right...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I was so focused on just
defeating them, that I completely forgot about
sealing them.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we just have to let them go...?</text:p>
          </table:table-cell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uuh? If we did that, they'd definitely go
off and cause troublem again, Riiight?</text:p>
          </table:table-cell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e thing we can't permit.</text:p>
          </table:table-cell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 office:value-type="string">
            <text:p>There must be some way...</text:p>
          </table:table-cell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only one thing I can think of. I
am talking about tha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8T18:44:33+02:00</meta:creation-date>
    <dc:date>2020-05-18T18:44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